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0000000A4C6FE8E4118D9CD9B.png" manifest:media-type="image/png"/>
  <manifest:file-entry manifest:full-path="Pictures/100002010000037C000003124315FFF2DDD3B3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58afa" officeooo:paragraph-rsid="00058afa" style:font-size-asian="13.1000003814697pt" style:font-size-complex="15pt"/>
    </style:style>
    <style:style style:name="P2" style:family="paragraph" style:parent-style-name="Standard">
      <style:text-properties fo:font-size="15pt" fo:font-weight="bold" officeooo:rsid="00058afa" officeooo:paragraph-rsid="00058afa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058afa" officeooo:paragraph-rsid="00058afa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058afa" officeooo:paragraph-rsid="00058afa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officeooo:rsid="00058afa" officeooo:paragraph-rsid="00058afa" style:font-size-asian="21pt" style:font-size-complex="24pt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058afa" officeooo:paragraph-rsid="00058af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8afa" officeooo:paragraph-rsid="00058afa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 : Qasim Kharodia <text:s text:c="2"/>Roll No: 25 <text:s text:c="2"/>SY IT</text:span></text:p>
      <text:p text:style-name="P2"/>
      <text:p text:style-name="P5">Experiment No : 2</text:p>
      <text:p text:style-name="P6"/>
      <text:p text:style-name="P4">Program:</text:p>
      <text:p text:style-name="P7"/>
      <text:p text:style-name="P7">#include &lt;stdio.h&gt;</text:p>
      <text:p text:style-name="P7">int Q[100], FRONT = -1, REAR = -1, i, n, x, choice;</text:p>
      <text:p text:style-name="P7">void insert();</text:p>
      <text:p text:style-name="P7">void delete ();</text:p>
      <text:p text:style-name="P7">void display();</text:p>
      <text:p text:style-name="P7"/>
      <text:p text:style-name="P7">void main()</text:p>
      <text:p text:style-name="P7">{</text:p>
      <text:p text:style-name="P7"><text:s text:c="4"/>printf("\t WELCOME to implementation of QUEUE using array !! \n");</text:p>
      <text:p text:style-name="P7"><text:s text:c="4"/>printf("Enter the size of Queue (Maximum size = 100): ");</text:p>
      <text:p text:style-name="P7"><text:s text:c="4"/>scanf("%d", &amp;n);</text:p>
      <text:p text:style-name="P7"><text:s text:c="4"/>do</text:p>
      <text:p text:style-name="P7"><text:s text:c="4"/>{</text:p>
      <text:p text:style-name="P7"><text:s text:c="8"/>printf("\n Queue Operation available: \n");</text:p>
      <text:p text:style-name="P7"><text:s text:c="8"/>printf("\t1.Insert \t2.Delete \t3.Display \t4.Exit \n");</text:p>
      <text:p text:style-name="P7"><text:s text:c="8"/>printf("\n Enter your choice: ");</text:p>
      <text:p text:style-name="P7"><text:s text:c="8"/>scanf("%d", &amp;choice);</text:p>
      <text:p text:style-name="P7"><text:s text:c="8"/>switch (choice)</text:p>
      <text:p text:style-name="P7"><text:s text:c="8"/>{</text:p>
      <text:p text:style-name="P7"><text:s text:c="8"/>case 1:</text:p>
      <text:p text:style-name="P7"><text:s text:c="12"/>insert();</text:p>
      <text:p text:style-name="P7"><text:s text:c="12"/>break;</text:p>
      <text:p text:style-name="P7"><text:s text:c="8"/>case 2:</text:p>
      <text:p text:style-name="P7"><text:s text:c="12"/>delete ();</text:p>
      <text:p text:style-name="P7"><text:s text:c="12"/>break;</text:p>
      <text:p text:style-name="P7"><text:s text:c="8"/>case 3:</text:p>
      <text:p text:style-name="P7"><text:s text:c="12"/>display();</text:p>
      <text:p text:style-name="P7"><text:s text:c="12"/>break;</text:p>
      <text:p text:style-name="P7"><text:s text:c="8"/>case 4:</text:p>
      <text:p text:style-name="P7"><text:s text:c="12"/>printf("Exit: Program Finished !! ");</text:p>
      <text:p text:style-name="P7"><text:s text:c="12"/>break;</text:p>
      <text:p text:style-name="P7"><text:s text:c="8"/>default:</text:p>
      <text:p text:style-name="P7"><text:s text:c="12"/>printf("Please enter a valid choice 1, 2, 3, 4 \n");</text:p>
      <text:p text:style-name="P7"><text:s text:c="12"/>break;</text:p>
      <text:p text:style-name="P7"><text:s text:c="8"/>}</text:p>
      <text:p text:style-name="P7"><text:s text:c="4"/>} while (choice != 4);</text:p>
      <text:p text:style-name="P7">}</text:p>
      <text:p text:style-name="P7"/>
      <text:p text:style-name="P7">// Function to INSERT element</text:p>
      <text:p text:style-name="P7">void insert()</text:p>
      <text:p text:style-name="P7">{</text:p>
      <text:p text:style-name="P7"><text:s text:c="4"/>if (REAR &gt;= n - 1)</text:p>
      <text:p text:style-name="P7"><text:s text:c="4"/>{</text:p>
      <text:p text:style-name="P7"><text:s text:c="8"/>printf(" Queue Overflow ! \n");</text:p>
      <text:p text:style-name="P7"><text:s text:c="4"/>}</text:p>
      <text:p text:style-name="P7"><text:soft-page-break/><text:s text:c="4"/>else</text:p>
      <text:p text:style-name="P7"><text:s text:c="4"/>{</text:p>
      <text:p text:style-name="P7"><text:s text:c="8"/>printf(" Enter the element to insert: ");</text:p>
      <text:p text:style-name="P7"><text:s text:c="8"/>scanf("%d", &amp;x);</text:p>
      <text:p text:style-name="P7"><text:s text:c="8"/>REAR++;</text:p>
      <text:p text:style-name="P7"><text:s text:c="8"/>Q[REAR] = x;</text:p>
      <text:p text:style-name="P7"><text:s text:c="8"/>if (FRONT == -1)</text:p>
      <text:p text:style-name="P7"><text:s text:c="8"/>{</text:p>
      <text:p text:style-name="P7"><text:s text:c="12"/>FRONT = 0;</text:p>
      <text:p text:style-name="P7"><text:s text:c="8"/>}</text:p>
      <text:p text:style-name="P7"><text:s text:c="4"/>}</text:p>
      <text:p text:style-name="P7">}</text:p>
      <text:p text:style-name="P7"/>
      <text:p text:style-name="P7">// Function to DELETE element</text:p>
      <text:p text:style-name="P7">void delete ()</text:p>
      <text:p text:style-name="P7">{</text:p>
      <text:p text:style-name="P7"><text:s text:c="4"/>if (FRONT == -1)</text:p>
      <text:p text:style-name="P7"><text:s text:c="4"/>{</text:p>
      <text:p text:style-name="P7"><text:s text:c="8"/>printf(" Queue Underflow ! \n");</text:p>
      <text:p text:style-name="P7"><text:s text:c="4"/>}</text:p>
      <text:p text:style-name="P7"><text:s text:c="4"/>else</text:p>
      <text:p text:style-name="P7"><text:s text:c="4"/>{</text:p>
      <text:p text:style-name="P7"><text:s text:c="8"/>printf(" The deleted element is: %d \n", Q[FRONT]);</text:p>
      <text:p text:style-name="P7"><text:s text:c="8"/>if (FRONT == REAR)</text:p>
      <text:p text:style-name="P7"><text:s text:c="12"/>FRONT = REAR = -1;</text:p>
      <text:p text:style-name="P7"><text:s text:c="8"/>else</text:p>
      <text:p text:style-name="P7"><text:s text:c="12"/>FRONT++;</text:p>
      <text:p text:style-name="P7"><text:s text:c="4"/>}</text:p>
      <text:p text:style-name="P7">}</text:p>
      <text:p text:style-name="P7"/>
      <text:p text:style-name="P7">// Functiom to DISPLAY Queue</text:p>
      <text:p text:style-name="P7">void display()</text:p>
      <text:p text:style-name="P7">{</text:p>
      <text:p text:style-name="P7"><text:s text:c="4"/>if (REAR &lt; 0)</text:p>
      <text:p text:style-name="P7"><text:s text:c="4"/>{</text:p>
      <text:p text:style-name="P7"><text:s text:c="8"/>printf(" Queue is empty ! \n");</text:p>
      <text:p text:style-name="P7"><text:s text:c="4"/>}</text:p>
      <text:p text:style-name="P7"><text:s text:c="4"/>else</text:p>
      <text:p text:style-name="P7"><text:s text:c="4"/>{</text:p>
      <text:p text:style-name="P7"><text:s text:c="8"/>printf(" The elements in the Queue are: \n");</text:p>
      <text:p text:style-name="P7"><text:s text:c="8"/>for (i = FRONT; i &lt; n; i++)</text:p>
      <text:p text:style-name="P7"><text:s text:c="8"/>{</text:p>
      <text:p text:style-name="P7"><text:s text:c="12"/>printf(" %d ", Q[i]);</text:p>
      <text:p text:style-name="P7"><text:s text:c="8"/>}</text:p>
      <text:p text:style-name="P7"><text:s text:c="8"/>printf("\n");</text:p>
      <text:p text:style-name="P7"><text:s text:c="4"/>}</text:p>
      <text:p text:style-name="P7">}</text:p>
      <text:p text:style-name="P7"/>
      <text:p text:style-name="P3">OUTPUT :</text:p>
      <text:p text:style-name="P3"/>
      <text:p text:style-name="P3"><draw:frame draw:style-name="fr1" draw:name="Image1" text:anchor-type="char" svg:x="-0.185cm" svg:y="-0.053cm" svg:width="17cm" svg:height="14.979cm" draw:z-index="0"><draw:image xlink:href="Pictures/100002010000037C000003124315FFF2DDD3B3E3.png" xlink:type="simple" xlink:show="embed" xlink:actuate="onLoad" loext:mime-type="image/png"/></draw:frame><draw:frame draw:style-name="fr1" draw:name="Image3" text:anchor-type="char" svg:x="-0.132cm" svg:y="16.007cm" svg:width="17cm" svg:height="2.489cm" draw:z-index="1"><draw:image xlink:href="Pictures/1000020100000460000000A4C6FE8E4118D9CD9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0T11:39:33.608268059</meta:creation-date>
    <dc:date>2023-08-10T11:43:06.900504359</dc:date>
    <meta:editing-duration>PT3M33S</meta:editing-duration>
    <meta:editing-cycles>1</meta:editing-cycles>
    <meta:document-statistic meta:table-count="0" meta:image-count="2" meta:object-count="0" meta:page-count="3" meta:paragraph-count="92" meta:word-count="261" meta:character-count="1833" meta:non-whitespace-character-count="1156"/>
    <meta:generator>LibreOffice/6.4.7.2$Linux_X86_64 LibreOffice_project/40$Build-2</meta:generator>
  </office:meta>
</office:document-meta>
</file>